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8995" officeooo:paragraph-rsid="00088995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2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Serif" fo:font-size="10pt" style:font-size-asian="10pt" style:font-size-complex="10pt"/>
    </style:style>
    <style:style style:name="T3" style:family="text">
      <style:text-properties fo:font-size="12pt"/>
    </style:style>
    <style:style style:name="T4" style:family="text">
      <style:text-properties style:font-name="Liberation Serif" fo:font-size="12pt" style:font-size-asian="12pt" style:font-size-complex="12pt"/>
    </style:style>
    <style:style style:name="gr1" style:family="graphic">
      <style:graphic-properties svg:stroke-color="#3465a4" draw:textarea-horizontal-align="justify" draw:textarea-vertical-align="middle" draw:auto-grow-height="false" fo:min-height="0.6319in" fo:min-width="2.431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6272in" fo:min-width="0.08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4362in" fo:min-width="1.868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689in" fo:min-width="1.530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1043in" fo:min-width="1.905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8244in" fo:min-width="0.13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24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7673in" fo:min-width="2.767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6055in" fo:min-width="0.14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6709in" fo:min-width="0.11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22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3472in" fo:min-width="1.58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0.4598in" fo:min-width="0.08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0.3543in" fo:min-width="1.27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0.1543in" fo:min-width="0.88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justify" draw:textarea-vertical-align="middle" draw:auto-grow-height="false" fo:min-height="2.2398in" fo:min-width="0.22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textarea-horizontal-align="justify" draw:textarea-vertical-align="middle" draw:auto-grow-height="false" fo:min-height="0.0016in" fo:min-width="0.02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fo:min-height="0.1626in" fo:min-width="0.72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fo:min-height="0.1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textarea-horizontal-align="justify" draw:textarea-vertical-align="middle" draw:auto-grow-height="false" fo:min-height="0.5909in" fo:min-width="0.1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none" svg:stroke-color="#000000" draw:fill="none" draw:fill-color="#ffffff" fo:min-height="0.28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textarea-horizontal-align="justify" draw:textarea-vertical-align="middle" draw:auto-grow-height="false" fo:min-height="0.8083in" fo:min-width="2.71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textarea-horizontal-align="justify" draw:textarea-vertical-align="middle" draw:auto-grow-height="false" fo:min-height="0.1457in" fo:min-width="0.80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textarea-horizontal-align="justify" draw:textarea-vertical-align="middle" draw:auto-grow-height="false" fo:min-height="0.9634in" fo:min-width="0.19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textarea-horizontal-align="justify" draw:textarea-vertical-align="middle" draw:auto-grow-height="false" fo:min-height="0.4457in" fo:min-width="1.93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textarea-horizontal-align="justify" draw:textarea-vertical-align="middle" draw:auto-grow-height="false" fo:min-height="0.5035in" fo:min-width="0.19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textarea-horizontal-align="justify" draw:textarea-vertical-align="middle" draw:auto-grow-height="false" fo:min-height="0.4043in" fo:min-width="1.94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textarea-horizontal-align="justify" draw:textarea-vertical-align="middle" draw:auto-grow-height="false" fo:min-height="0.5646in" fo:min-width="2.23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textarea-horizontal-align="justify" draw:textarea-vertical-align="middle" draw:auto-grow-height="false" fo:min-height="0.7516in" fo:min-width="0.133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svg:width="2.5004in" svg:height="0.7004in" svg:x="0.3752in" svg:y="-0.3764in"><text:p text:style-name="P2">Star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2" draw:style-name="gr2" svg:width="0.1752in" svg:height="0.7169in" svg:x="1.4835in" svg:y="0.323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" draw:name="Shape3" draw:style-name="gr3" draw:text-style-name="P3" svg:width="2.9669in" svg:height="0.6921in" svg:x="0.2283in" svg:y="4.7071in"><text:p text:style-name="P3"><text:span text:style-name="T1">Read in Record from </text:span><text:span text:style-name="T2">PR1F17.TXT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" draw:name="Shape4" draw:style-name="gr4" draw:text-style-name="P4" svg:width="3.0598in" svg:height="1.3768in" svg:x="0.2252in" svg:y="2.5571in"><text:p text:style-name="P4">AT-EOF = “YES”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" draw:name="Shape5" draw:style-name="gr5" svg:width="2.178in" svg:height="0.2087in" svg:x="3.1756in" svg:y="3.173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name="Shape6" draw:style-name="gr6" svg:width="0.2752in" svg:height="0.9421in" svg:x="6.0835in" svg:y="3.531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6" draw:name="Shape7" draw:style-name="gr7" draw:text-style-name="P5" svg:width="0.9921in" svg:height="0.2421in" svg:x="1.8752in" svg:y="4.0917in"><draw:text-box><text:p>NO</text:p></draw:text-box></draw:frame><draw:custom-shape text:anchor-type="paragraph" draw:z-index="7" draw:name="Shape8" draw:style-name="gr8" draw:text-style-name="P6" svg:width="2.7677in" svg:height="0.7677in" svg:x="0.2335in" svg:y="1.0154in"><text:p text:style-name="P2"><text:span text:style-name="T3">Set AT-EOF to “NO”</text:span></text:p><draw:enhanced-geometry svg:viewBox="0 0 21600 21600" draw:type="rectangle" draw:enhanced-path="M 0 0 L 21600 0 21600 21600 0 21600 0 0 Z N"/></draw:custom-shape><draw:custom-shape text:anchor-type="paragraph" draw:z-index="8" draw:name="Shape9" draw:style-name="gr9" svg:width="0.2921in" svg:height="0.6921in" svg:x="1.5583in" svg:y="1.7827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Shape10" draw:style-name="gr10" svg:width="0.2252in" svg:height="0.7669in" svg:x="1.65in" svg:y="3.933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10" draw:name="Shape11" draw:style-name="gr11" draw:text-style-name="P5" svg:width="0.4921in" svg:height="0.2252in" svg:x="3.9083in" svg:y="3.0071in"><draw:text-box><text:p>YES</text:p></draw:text-box></draw:frame><draw:custom-shape text:anchor-type="paragraph" draw:z-index="11" draw:name="Shape12" draw:style-name="gr12" svg:width="2.5169in" svg:height="0.5504in" svg:x="5.0335in" svg:y="3.0236in"><text:p text:style-name="P2">CLOSE <text:span text:style-name="T4">PR1F17.TXT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2" draw:name="Shape13" draw:style-name="gr13" svg:width="0.1752in" svg:height="0.5252in" svg:x="1.6083in" svg:y="5.415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Shape14" draw:style-name="gr14" draw:text-style-name="P2" svg:width="2.5504in" svg:height="0.7087in" svg:x="0.4252in" svg:y="5.9402in"><text:p text:style-name="P2">At end of file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14" draw:name="Shape15" draw:style-name="gr15" svg:width="1.0087in" svg:height="0.3087in" svg:x="-0.5835in" svg:y="6.1319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5" draw:name="Shape16" draw:style-name="gr16" svg:width="0.4421in" svg:height="2.5587in" svg:x="-0.7665in" svg:y="3.4571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6" draw:name="Shape17" draw:style-name="gr17" svg:width="0.0421in" svg:height="0.0012in" svg:x="-0.3in" svg:y="4.7319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7" draw:name="Shape18" draw:style-name="gr18" svg:width="0.8252in" svg:height="0.3252in" svg:x="-0.65in" svg:y="3.081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8" draw:name="Shape19" draw:style-name="gr19" draw:text-style-name="P5" svg:width="0.5587in" svg:height="0.1925in" svg:x="-0.1335in" svg:y="6.0071in"><draw:text-box><text:p>NO</text:p></draw:text-box></draw:frame><draw:custom-shape text:anchor-type="paragraph" draw:z-index="19" draw:name="Shape20" draw:style-name="gr20" svg:width="0.2587in" svg:height="0.6752in" svg:x="1.5583in" svg:y="6.648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20" draw:name="Shape21" draw:style-name="gr21" draw:text-style-name="P5" svg:width="0.5087in" svg:height="0.2835in" svg:x="1.8165in" svg:y="6.7819in"><draw:text-box><text:p>YES</text:p></draw:text-box></draw:frame><draw:custom-shape text:anchor-type="paragraph" draw:z-index="21" draw:name="Shape22" draw:style-name="gr22" svg:width="2.7169in" svg:height="0.8087in" svg:x="0.3335in" svg:y="7.3571in"><text:p text:style-name="P2">Move “YES to AT-EOF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2" draw:name="Shape23" draw:style-name="gr23" svg:width="0.9169in" svg:height="0.2921in" svg:x="-0.6335in" svg:y="7.6484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3" draw:name="Shape24" draw:style-name="gr24" svg:width="0.3921in" svg:height="1.1004in" svg:x="-0.6417in" svg:y="6.4902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4" draw:name="Shape25" draw:style-name="gr25" svg:width="3.0752in" svg:height="0.7087in" svg:x="4.6366in" svg:y="4.4654in"><text:p text:style-name="P2">Write to file 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5" draw:name="Shape26" draw:style-name="gr26" svg:width="0.3835in" svg:height="0.5752in" svg:x="6.0252in" svg:y="5.173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6" draw:name="Shape27" draw:style-name="gr27" draw:text-style-name="P2" svg:width="3.087in" svg:height="0.6421in" svg:x="4.6252in" svg:y="5.7571in"><text:p text:style-name="P2">CLOSE FILE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7" draw:name="Shape28" draw:style-name="gr28" draw:text-style-name="P6" svg:width="2.2925in" svg:height="0.626in" svg:x="4.9417in" svg:y="7.2571in"><text:p text:style-name="P2"><text:span text:style-name="T3">EN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name="Shape29" draw:style-name="gr29" svg:width="0.2669in" svg:height="0.8587in" svg:x="5.9835in" svg:y="6.398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0:40:13.450000000</meta:creation-date>
    <dc:date>2017-09-08T12:14:32.488000000</dc:date>
    <meta:editing-duration>PT6M42S</meta:editing-duration>
    <meta:editing-cycles>2</meta:editing-cycles>
    <meta:generator>LibreOffice/5.3.4.2$Windows_X86_64 LibreOffice_project/f82d347ccc0be322489bf7da61d7e4ad13fe2ff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